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源ノ角ゴシック JP Light" svg:font-family="'源ノ角ゴシック JP 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2.374cm" fo:min-width="3.706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0.404cm"/>
    </style:style>
    <style:style style:name="gr3" style:family="graphic" style:parent-style-name="standard">
      <style:graphic-properties draw:stroke="none" svg:stroke-color="#000000" draw:fill="none" draw:fill-color="#ffffff" fo:min-height="0.868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474cm" fo:min-width="5.71cm" fo:padding-top="0.165cm" fo:padding-bottom="0.165cm" fo:padding-left="0.29cm" fo:padding-right="0.29cm" fo:wrap-option="no-wrap"/>
    </style:style>
    <style:style style:name="gr5" style:family="graphic" style:parent-style-name="standard">
      <style:graphic-properties draw:stroke="none" svg:stroke-color="#000000" draw:fill="none" draw:fill-color="#ffffff" fo:min-height="1.3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源ノ角ゴシック JP Bold" style:font-name-asian="源ノ角ゴシック JP Bold"/>
    </style:style>
    <style:style style:name="P3" style:family="paragraph">
      <loext:graphic-properties draw:fill="none" draw:fill-color="#ffffff"/>
      <style:text-properties style:font-name="源ノ角ゴシック JP Bold" style:font-name-asian="源ノ角ゴシック JP Bol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style:font-name="源ノ角ゴシック JP Bold" style:font-name-asian="源ノ角ゴシック JP Bold"/>
    </style:style>
    <style:style style:name="P6" style:family="paragraph">
      <loext:graphic-properties draw:fill="none"/>
      <style:paragraph-properties fo:text-align="center"/>
      <style:text-properties style:font-name="源ノ角ゴシック JP Bold" style:font-name-asian="源ノ角ゴシック JP Bold"/>
    </style:style>
    <style:style style:name="P7" style:family="paragraph">
      <style:text-properties style:font-name="源ノ角ゴシック JP Light" fo:font-size="12pt" style:font-name-asian="源ノ角ゴシック JP Light" style:font-size-asian="12pt" style:font-size-complex="12pt"/>
    </style:style>
    <style:style style:name="P8" style:family="paragraph">
      <loext:graphic-properties draw:fill="none" draw:fill-color="#ffffff"/>
      <style:text-properties style:font-name="源ノ角ゴシック JP Light" fo:font-size="12pt" style:font-name-asian="源ノ角ゴシック JP Light" style:font-size-asian="12pt" style:font-size-complex="12pt"/>
    </style:style>
    <style:style style:name="T1" style:family="text">
      <style:text-properties style:font-name="源ノ角ゴシック JP Bold" style:font-name-asian="源ノ角ゴシック JP Bold"/>
    </style:style>
    <style:style style:name="T2" style:family="text">
      <style:text-properties style:font-name="源ノ角ゴシック JP Light" fo:font-size="12pt" style:font-name-asian="源ノ角ゴシック JP Ligh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946cm" svg:height="3.71cm" svg:x="3.192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982cm" svg:height="0.886cm" svg:x="4.501cm" svg:y="1.592cm">
          <draw:text-box>
            <text:p text:style-name="P2"><text:span text:style-name="T1">テーブル</text:span></text:p>
          </draw:text-box>
        </draw:frame>
        <draw:frame draw:style-name="gr3" draw:text-style-name="P4" draw:layer="layout" svg:width="0.819cm" svg:height="1.118cm" svg:x="5.619cm" svg:y="4.482cm">
          <draw:text-box>
            <text:p>x</text:p>
          </draw:text-box>
        </draw:frame>
        <draw:custom-shape draw:style-name="gr4" draw:text-style-name="P6" draw:layer="layout" svg:width="6.792cm" svg:height="3.028cm" svg:x="7.583cm" svg:y="6.692cm">
          <text:p text:style-name="P5"><text:span text:style-name="T1">名前 ジュノー</text:span></text:p>
          <text:p text:style-name="P5"><text:span text:style-name="T1">所属 <text:s text:c="2"/></text:span><text:span text:style-name="T1">NULL</text:span></text:p>
          <draw:enhanced-geometry svg:viewBox="0 0 21600 21600" draw:text-areas="800 800 20800 20800" draw:type="round-rectangular-callout" draw:modifiers="-4941.32194906521 -12450.84186200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5.787cm" svg:height="1.648cm" svg:x="9.708cm" svg:y="4.099cm">
          <draw:text-box>
            <text:p text:style-name="P7"><text:span text:style-name="T2">NULL</text:span><text:span text:style-name="T2">は、</text:span></text:p>
            <text:p text:style-name="P7"><text:span text:style-name="T2">それについては知らない、という意味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源ノ角ゴシック JP Light" svg:font-family="'源ノ角ゴシック JP 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02:19:33.726000000</meta:creation-date>
    <dc:date>2019-04-10T02:33:56.257000000</dc:date>
    <meta:editing-duration>PT3M45S</meta:editing-duration>
    <meta:editing-cycles>1</meta:editing-cycles>
    <meta:document-statistic meta:object-count="5"/>
    <meta:generator>LibreOffice/5.4.4.2$Windows_X86_64 LibreOffice_project/2524958677847fb3bb44820e40380acbe820f960</meta:generator>
  </office:meta>
</office:document-meta>
</file>